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37">
      <style:table-cell-properties fo:border="thin solid #000000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0.9789583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2.06375cm"/>
    </style:style>
    <style:style style:name="co22" style:family="table-column">
      <style:table-column-properties fo:break-before="auto" style:column-width="1.666875cm" style:use-optimal-column-width="true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alys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5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3">
            <text:p>Évaluation du surcoût de démarrag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4">
            <text:p>Librairie</text:p>
          </table:table-cell>
          <table:table-cell office:value-type="string" table:style-name="ce4">
            <text:p>Exécution (s)</text:p>
          </table:table-cell>
          <table:table-cell office:value-type="string" table:style-name="ce4">
            <text:p>Itérations</text:p>
          </table:table-cell>
          <table:table-cell office:value-type="string" table:style-name="ce4">
            <text:p>Démarrage (us)</text:p>
          </table:table-cell>
          <table:table-cell office:value-type="string" table:style-name="ce4">
            <text:p>Surcoû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Série</text:p>
          </table:table-cell>
          <table:table-cell office:value-type="float" office:value="1.957158" table:formula="of:=[demarrage.G2]" table:style-name="ce5">
            <text:p>1.957</text:p>
          </table:table-cell>
          <table:table-cell office:value-type="float" office:value="1000000" table:formula="of:=[demarrage.D2]" table:style-name="ce4">
            <text:p>1000000</text:p>
          </table:table-cell>
          <table:table-cell office:value-type="float" office:value="1.9571579999999997" table:formula="of:=[.C5]/[.D5]*1000000" table:style-name="ce5">
            <text:p>1.957</text:p>
          </table:table-cell>
          <table:table-cell office:value-type="float" office:value="1" table:formula="of:=[.E5]/[.$E$5]" table:style-name="ce6">
            <text:p>1.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MP 1</text:p>
          </table:table-cell>
          <table:table-cell office:value-type="float" office:value="2.1999629999999999" table:formula="of:=[demarrage.G3]" table:style-name="ce5">
            <text:p>2.200</text:p>
          </table:table-cell>
          <table:table-cell office:value-type="float" office:value="1000000" table:formula="of:=[demarrage.D3]" table:style-name="ce4">
            <text:p>1000000</text:p>
          </table:table-cell>
          <table:table-cell office:value-type="float" office:value="2.1999629999999999" table:formula="of:=[.C6]/[.D6]*1000000" table:style-name="ce5">
            <text:p>2.200</text:p>
          </table:table-cell>
          <table:table-cell office:value-type="float" office:value="1.1240599890249026" table:formula="of:=[.E6]/[.$E$5]" table:style-name="ce6">
            <text:p>1.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MP 8</text:p>
          </table:table-cell>
          <table:table-cell office:value-type="float" office:value="7.6403650000000001" table:formula="of:=[demarrage.G4]" table:style-name="ce5">
            <text:p>7.640</text:p>
          </table:table-cell>
          <table:table-cell office:value-type="float" office:value="1000000" table:formula="of:=[demarrage.D4]" table:style-name="ce4">
            <text:p>1000000</text:p>
          </table:table-cell>
          <table:table-cell office:value-type="float" office:value="7.6403650000000001" table:formula="of:=[.C7]/[.D7]*1000000" table:style-name="ce5">
            <text:p>7.640</text:p>
          </table:table-cell>
          <table:table-cell office:value-type="float" office:value="3.9038059267570637" table:formula="of:=[.E7]/[.$E$5]" table:style-name="ce6">
            <text:p>3.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CL</text:p>
          </table:table-cell>
          <table:table-cell office:value-type="float" office:value="31.605836" table:formula="of:=[demarrage.G5]" table:style-name="ce5">
            <text:p>31.606</text:p>
          </table:table-cell>
          <table:table-cell office:value-type="float" office:value="1000000" table:formula="of:=[demarrage.D5]" table:style-name="ce4">
            <text:p>1000000</text:p>
          </table:table-cell>
          <table:table-cell office:value-type="float" office:value="31.605836" table:formula="of:=[.C8]/[.D8]*1000000" table:style-name="ce5">
            <text:p>31.606</text:p>
          </table:table-cell>
          <table:table-cell office:value-type="float" office:value="16.14884235202268" table:formula="of:=[.E8]/[.$E$5]" table:style-name="ce6">
            <text:p>16.1</text:p>
          </table:table-cell>
          <table:table-cell table:number-columns-repeated="16378"/>
        </table:table-row>
        <table:table-row table:number-rows-repeated="2"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3">
            <text:p>Évaluation du débit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4">
            <text:p>Librairie</text:p>
          </table:table-cell>
          <table:table-cell office:value-type="string" table:style-name="ce4">
            <text:p>Exécution (s)</text:p>
          </table:table-cell>
          <table:table-cell office:value-type="string" table:style-name="ce4">
            <text:p>Surface (MP)</text:p>
          </table:table-cell>
          <table:table-cell office:value-type="string" table:style-name="ce4">
            <text:p>Débit (MP/s)</text:p>
          </table:table-cell>
          <table:table-cell office:value-type="string" table:style-name="ce4">
            <text:p>Accélé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Série</text:p>
          </table:table-cell>
          <table:table-cell office:value-type="float" office:value="3.1753000000000003E-2" table:formula="of:=[debit.G2]" table:style-name="ce5">
            <text:p>0.032</text:p>
          </table:table-cell>
          <table:table-cell office:value-type="float" office:value="5.2428800000000004" table:formula="of:=[debit.B2]*[debit.C2]*[debit.D2]/1000000" table:style-name="ce5">
            <text:p>5.243</text:p>
          </table:table-cell>
          <table:table-cell office:value-type="float" office:value="165.11447737221678" table:formula="of:=[.D14]/[.C14]" table:style-name="ce5">
            <text:p>165.114</text:p>
          </table:table-cell>
          <table:table-cell office:value-type="float" office:value="1" table:formula="of:=[.E14]/[.$E$14]" table:style-name="ce6">
            <text:p>1.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MP 1</text:p>
          </table:table-cell>
          <table:table-cell office:value-type="float" office:value="3.9666E-2" table:formula="of:=[debit.G3]" table:style-name="ce5">
            <text:p>0.040</text:p>
          </table:table-cell>
          <table:table-cell office:value-type="float" office:value="5.2428800000000004" table:formula="of:=[debit.B3]*[debit.C3]*[debit.D3]/1000000" table:style-name="ce5">
            <text:p>5.243</text:p>
          </table:table-cell>
          <table:table-cell office:value-type="float" office:value="132.17566681792974" table:formula="of:=[.D15]/[.C15]" table:style-name="ce5">
            <text:p>132.176</text:p>
          </table:table-cell>
          <table:table-cell office:value-type="float" office:value="0.80050925225634062" table:formula="of:=[.E15]/[.$E$14]" table:style-name="ce6">
            <text:p>0.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MP 8</text:p>
          </table:table-cell>
          <table:table-cell office:value-type="float" office:value="2.2027000000000001E-2" table:formula="of:=[debit.G4]" table:style-name="ce5">
            <text:p>0.022</text:p>
          </table:table-cell>
          <table:table-cell office:value-type="float" office:value="5.2428800000000004" table:formula="of:=[debit.B4]*[debit.C4]*[debit.D4]/1000000" table:style-name="ce5">
            <text:p>5.243</text:p>
          </table:table-cell>
          <table:table-cell office:value-type="float" office:value="238.02061106823444" table:formula="of:=[.D16]/[.C16]" table:style-name="ce5">
            <text:p>238.021</text:p>
          </table:table-cell>
          <table:table-cell office:value-type="float" office:value="1.4415490080355928" table:formula="of:=[.E16]/[.$E$14]" table:style-name="ce6">
            <text:p>1.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OpenCL</text:p>
          </table:table-cell>
          <table:table-cell office:value-type="float" office:value="1.2579E-2" table:formula="of:=[debit.G5]" table:style-name="ce5">
            <text:p>0.013</text:p>
          </table:table-cell>
          <table:table-cell office:value-type="float" office:value="5.2428800000000004" table:formula="of:=[debit.B5]*[debit.C5]*[debit.D5]/1000000" table:style-name="ce5">
            <text:p>5.243</text:p>
          </table:table-cell>
          <table:table-cell office:value-type="float" office:value="416.79624771444475" table:formula="of:=[.D17]/[.C17]" table:style-name="ce5">
            <text:p>416.796</text:p>
          </table:table-cell>
          <table:table-cell office:value-type="float" office:value="2.5242865092614681" table:formula="of:=[.E17]/[.$E$14]" table:style-name="ce6">
            <text:p>2.5</text:p>
          </table:table-cell>
          <table:table-cell table:number-columns-repeated="16378"/>
        </table:table-row>
        <table:table-row table:number-rows-repeated="8" table:style-name="ro1">
          <table:table-cell/>
          <table:table-cell table:number-columns-repeated="16383" table:style-name="ce2"/>
        </table:table-row>
        <table:table-row table:number-rows-repeated="1048551" table:style-name="ro3">
          <table:table-cell table:number-columns-repeated="16384"/>
        </table:table-row>
      </table:table>
      <table:table table:name="demarrag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6" table:number-columns-repeated="3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experiment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te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000" table:style-name="ce1">
            <text:p>1000000</text:p>
          </table:table-cell>
          <table:table-cell office:value-type="float" office:value="0.46273500000000001" table:style-name="ce1">
            <text:p>0.462735</text:p>
          </table:table-cell>
          <table:table-cell office:value-type="float" office:value="0.94643200000000005" table:style-name="ce1">
            <text:p>0.946432</text:p>
          </table:table-cell>
          <table:table-cell office:value-type="float" office:value="1.957158" table:style-name="ce1">
            <text:p>1.957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mp_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000" table:style-name="ce1">
            <text:p>1000000</text:p>
          </table:table-cell>
          <table:table-cell office:value-type="float" office:value="0.63864299999999996" table:style-name="ce1">
            <text:p>0.638643</text:p>
          </table:table-cell>
          <table:table-cell office:value-type="float" office:value="1.0394620000000001" table:style-name="ce1">
            <text:p>1.039462</text:p>
          </table:table-cell>
          <table:table-cell office:value-type="float" office:value="2.1999629999999999" table:style-name="ce1">
            <text:p>2.199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mp_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000" table:style-name="ce1">
            <text:p>1000000</text:p>
          </table:table-cell>
          <table:table-cell office:value-type="float" office:value="54.077953999999998" table:style-name="ce1">
            <text:p>54.077954</text:p>
          </table:table-cell>
          <table:table-cell office:value-type="float" office:value="1.924839" table:style-name="ce1">
            <text:p>1.924839</text:p>
          </table:table-cell>
          <table:table-cell office:value-type="float" office:value="7.6403650000000001" table:style-name="ce1">
            <text:p>7.6403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c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000" table:style-name="ce1">
            <text:p>1000000</text:p>
          </table:table-cell>
          <table:table-cell office:value-type="float" office:value="33.038029000000002" table:style-name="ce1">
            <text:p>33.038029</text:p>
          </table:table-cell>
          <table:table-cell office:value-type="float" office:value="9.3279519999999998" table:style-name="ce1">
            <text:p>9.327952</text:p>
          </table:table-cell>
          <table:table-cell office:value-type="float" office:value="31.605836" table:style-name="ce1">
            <text:p>31.605836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  <table:table table:name="debit" table:style-name="ta2"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2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experiment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te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3.0834E-2" table:style-name="ce1">
            <text:p>0.030834</text:p>
          </table:table-cell>
          <table:table-cell office:value-type="float" office:value="8.7200000000000005E-4" table:style-name="ce1">
            <text:p>0.000872</text:p>
          </table:table-cell>
          <table:table-cell office:value-type="float" office:value="3.1753000000000003E-2" table:style-name="ce1">
            <text:p>0.03175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enmp_1</text:p>
          </table:table-cell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3.9621000000000003E-2" table:style-name="ce1">
            <text:p>0.039621</text:p>
          </table:table-cell>
          <table:table-cell office:value-type="float" office:value="0" table:style-name="ce1">
            <text:p>0</text:p>
          </table:table-cell>
          <table:table-cell office:value-type="float" office:value="3.9666E-2" table:style-name="ce1">
            <text:p>0.0396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enmp_8</text:p>
          </table:table-cell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0.16001699999999999" table:style-name="ce1">
            <text:p>0.160017</text:p>
          </table:table-cell>
          <table:table-cell office:value-type="float" office:value="0" table:style-name="ce1">
            <text:p>0</text:p>
          </table:table-cell>
          <table:table-cell office:value-type="float" office:value="2.2027000000000001E-2" table:style-name="ce1">
            <text:p>0.0220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encl</text:p>
          </table:table-cell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1.0893E-2" table:style-name="ce1">
            <text:p>0.010893</text:p>
          </table:table-cell>
          <table:table-cell office:value-type="float" office:value="3.712E-3" table:style-name="ce1">
            <text:p>0.003712</text:p>
          </table:table-cell>
          <table:table-cell office:value-type="float" office:value="1.2579E-2" table:style-name="ce1">
            <text:p>0.012579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OPENMP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EMPS</text:p>
          </table:table-cell>
          <table:table-cell office:value-type="string" table:style-name="ce1">
            <text:p>SURFAC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41.752054000000001" table:style-name="ce1">
            <text:p>41.752054</text:p>
          </table:table-cell>
          <table:table-cell office:value-type="float" office:value="6.8170000000000001E-3" table:style-name="ce1">
            <text:p>0.006817</text:p>
          </table:table-cell>
          <table:table-cell table:style-name="ce1"/>
          <table:table-cell office:value-type="float" office:value="4.8335999999999997E-2" table:style-name="ce1">
            <text:p>0.048336</text:p>
          </table:table-cell>
          <table:table-cell office:value-type="float" office:value="2.0000000000000002E-5" table:formula="of:=[.B26]*[.C26]*[.D26]/1000000" table:style-name="ce1">
            <text:p>0.0000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3.1838999999999999E-2" table:style-name="ce1">
            <text:p>0.031839</text:p>
          </table:table-cell>
          <table:table-cell office:value-type="float" office:value="1.0970000000000001E-2" table:style-name="ce1">
            <text:p>0.01097</text:p>
          </table:table-cell>
          <table:table-cell table:style-name="ce1"/>
          <table:table-cell office:value-type="float" office:value="1.2760000000000001E-2" table:style-name="ce1">
            <text:p>0.01276</text:p>
          </table:table-cell>
          <table:table-cell office:value-type="float" office:value="8.0000000000000007E-5" table:formula="of:=[.B24]*[.C24]*[.D24]/1000000" table:style-name="ce1">
            <text:p>0.00008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float" office:value="10.553680999999999" table:style-name="ce1">
            <text:p>10.55368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93E-3" table:style-name="ce1">
            <text:p>0.001593</text:p>
          </table:table-cell>
          <table:table-cell office:value-type="float" office:value="3.2000000000000003E-4" table:formula="of:=[.B22]*[.C22]*[.D22]/1000000" table:style-name="ce1">
            <text:p>0.0003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float" office:value="9.2840000000000006E-3" table:style-name="ce1">
            <text:p>0.009284</text:p>
          </table:table-cell>
          <table:table-cell office:value-type="float" office:value="2.9680000000000002E-3" table:style-name="ce1">
            <text:p>0.002968</text:p>
          </table:table-cell>
          <table:table-cell table:style-name="ce1"/>
          <table:table-cell office:value-type="float" office:value="2.6433000000000002E-2" table:style-name="ce1">
            <text:p>0.026433</text:p>
          </table:table-cell>
          <table:table-cell office:value-type="float" office:value="1.2800000000000001E-3" table:formula="of:=[.B20]*[.C20]*[.D20]/1000000" table:style-name="ce1">
            <text:p>0.00128</text:p>
          </table:table-cell>
          <table:table-cell table:number-columns-repeated="2"/>
          <table:table-cell table:style-name="ce1">
            <draw:frame draw:z-index="1" draw:id="id0" draw:style-name="a0" draw:name="Chart 6" svg:x="0.78125in" svg:y="0.13021in" svg:width="7.25in" svg:height="4.69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5" table:style-name="ce1">
            <text:p>5</text:p>
          </table:table-cell>
          <table:table-cell office:value-type="float" office:value="2.6789290000000001" table:style-name="ce1">
            <text:p>2.678929</text:p>
          </table:table-cell>
          <table:table-cell office:value-type="float" office:value="9.9099999999999991E-4" table:style-name="ce1">
            <text:p>0.000991</text:p>
          </table:table-cell>
          <table:table-cell table:style-name="ce1"/>
          <table:table-cell office:value-type="float" office:value="1.6993000000000001E-2" table:style-name="ce1">
            <text:p>0.016993</text:p>
          </table:table-cell>
          <table:table-cell office:value-type="float" office:value="5.1200000000000004E-3" table:formula="of:=[.B18]*[.C18]*[.D18]/1000000" table:style-name="ce1">
            <text:p>0.0051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5" table:style-name="ce1">
            <text:p>5</text:p>
          </table:table-cell>
          <table:table-cell office:value-type="float" office:value="1.2780000000000001E-3" table:style-name="ce1">
            <text:p>0.001278</text:p>
          </table:table-cell>
          <table:table-cell office:value-type="float" office:value="1.9819999999999998E-3" table:style-name="ce1">
            <text:p>0.001982</text:p>
          </table:table-cell>
          <table:table-cell table:style-name="ce1"/>
          <table:table-cell office:value-type="float" office:value="3.1861E-2" table:style-name="ce1">
            <text:p>0.031861</text:p>
          </table:table-cell>
          <table:table-cell office:value-type="float" office:value="2.0480000000000002E-2" table:formula="of:=[.B16]*[.C16]*[.D16]/1000000" table:style-name="ce1">
            <text:p>0.02048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0.727626" table:style-name="ce1">
            <text:p>0.72762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697000000000003E-2" table:style-name="ce1">
            <text:p>0.093697</text:p>
          </table:table-cell>
          <table:table-cell office:value-type="float" office:value="8.1920000000000007E-2" table:formula="of:=[.B14]*[.C14]*[.D14]/1000000" table:style-name="ce1">
            <text:p>0.0819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9.4799999999999995E-4" table:style-name="ce1">
            <text:p>0.000948</text:p>
          </table:table-cell>
          <table:table-cell office:value-type="float" office:value="9.7999999999999997E-4" table:style-name="ce1">
            <text:p>0.00098</text:p>
          </table:table-cell>
          <table:table-cell table:style-name="ce1"/>
          <table:table-cell office:value-type="float" office:value="0.337897" table:style-name="ce1">
            <text:p>0.337897</text:p>
          </table:table-cell>
          <table:table-cell office:value-type="float" office:value="0.32768000000000003" table:formula="of:=[.B12]*[.C12]*[.D12]/1000000" table:style-name="ce1">
            <text:p>0.32768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0.23366799999999999" table:style-name="ce1">
            <text:p>0.2336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640110000000001" table:style-name="ce1">
            <text:p>1.364011</text:p>
          </table:table-cell>
          <table:table-cell office:value-type="float" office:value="1.3107200000000001" table:formula="of:=[.B10]*[.C10]*[.D10]/1000000" table:style-name="ce1">
            <text:p>1.3107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5950000000000001E-3" table:style-name="ce1">
            <text:p>0.001595</text:p>
          </table:table-cell>
          <table:table-cell table:style-name="ce1"/>
          <table:table-cell office:value-type="float" office:value="5.3535029999999999" table:style-name="ce1">
            <text:p>5.353503</text:p>
          </table:table-cell>
          <table:table-cell office:value-type="float" office:value="5.2428800000000004" table:formula="of:=[.B8]*[.C8]*[.D8]/1000000" table:style-name="ce1">
            <text:p>5.242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.10699599999999999" table:style-name="ce1">
            <text:p>0.106996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table:style-name="ce1"/>
          <table:table-cell office:value-type="string" table:style-name="ce1">
            <text:p>OPENCL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.17499400000000001" table:style-name="ce1">
            <text:p>0.17499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839999999999999E-3" table:style-name="ce1">
            <text:p>0.001184</text:p>
          </table:table-cell>
          <table:table-cell office:value-type="float" office:value="2.0000000000000002E-5" table:formula="of:=[.B27]*[.C27]*[.D27]/1000000" table:style-name="ce1">
            <text:p>0.0000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.4289999999999999E-3" table:style-name="ce1">
            <text:p>0.001429</text:p>
          </table:table-cell>
          <table:table-cell office:value-type="float" office:value="1.27E-4" table:style-name="ce1">
            <text:p>0.000127</text:p>
          </table:table-cell>
          <table:table-cell table:style-name="ce1"/>
          <table:table-cell office:value-type="float" office:value="1.176E-3" table:style-name="ce1">
            <text:p>0.001176</text:p>
          </table:table-cell>
          <table:table-cell office:value-type="float" office:value="8.0000000000000007E-5" table:formula="of:=[.B25]*[.C25]*[.D25]/1000000" table:style-name="ce1">
            <text:p>0.0000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.4119999999999993E-3" table:style-name="ce1">
            <text:p>0.0084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1699999999999999E-4" table:style-name="ce1">
            <text:p>0.000517</text:p>
          </table:table-cell>
          <table:table-cell office:value-type="float" office:value="3.2000000000000003E-4" table:formula="of:=[.B23]*[.C23]*[.D23]/1000000" table:style-name="ce1">
            <text:p>0.000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.0400000000000004E-4" table:style-name="ce1">
            <text:p>0.0006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89E-3" table:style-name="ce1">
            <text:p>0.001189</text:p>
          </table:table-cell>
          <table:table-cell office:value-type="float" office:value="1.2800000000000001E-3" table:formula="of:=[.B21]*[.C21]*[.D21]/1000000" table:style-name="ce1">
            <text:p>0.0012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.5459999999999994E-2" table:style-name="ce1">
            <text:p>0.0854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980000000000001E-3" table:style-name="ce1">
            <text:p>0.001198</text:p>
          </table:table-cell>
          <table:table-cell office:value-type="float" office:value="5.1200000000000004E-3" table:formula="of:=[.B19]*[.C19]*[.D19]/1000000" table:style-name="ce1">
            <text:p>0.005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.8699999999999997E-4" table:style-name="ce1">
            <text:p>0.000387</text:p>
          </table:table-cell>
          <table:table-cell office:value-type="float" office:value="1.1540000000000001E-3" table:style-name="ce1">
            <text:p>0.001154</text:p>
          </table:table-cell>
          <table:table-cell table:style-name="ce1"/>
          <table:table-cell office:value-type="float" office:value="1.2999999999999999E-3" table:style-name="ce1">
            <text:p>0.0013</text:p>
          </table:table-cell>
          <table:table-cell office:value-type="float" office:value="2.0480000000000002E-2" table:formula="of:=[.B17]*[.C17]*[.D17]/1000000" table:style-name="ce1">
            <text:p>0.020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006200000000002" table:style-name="ce1">
            <text:p>0.330062</text:p>
          </table:table-cell>
          <table:table-cell office:value-type="float" office:value="9.0000000000000002E-6" table:style-name="ce1">
            <text:p>0.000009</text:p>
          </table:table-cell>
          <table:table-cell table:style-name="ce1"/>
          <table:table-cell office:value-type="float" office:value="1.634E-3" table:style-name="ce1">
            <text:p>0.001634</text:p>
          </table:table-cell>
          <table:table-cell office:value-type="float" office:value="8.1920000000000007E-2" table:formula="of:=[.B15]*[.C15]*[.D15]/1000000" table:style-name="ce1">
            <text:p>0.0819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.37E-4" table:style-name="ce1">
            <text:p>0.000437</text:p>
          </table:table-cell>
          <table:table-cell office:value-type="float" office:value="1.052E-3" table:style-name="ce1">
            <text:p>0.001052</text:p>
          </table:table-cell>
          <table:table-cell table:style-name="ce1"/>
          <table:table-cell office:value-type="float" office:value="3.0279999999999999E-3" table:style-name="ce1">
            <text:p>0.003028</text:p>
          </table:table-cell>
          <table:table-cell office:value-type="float" office:value="0.32768000000000003" table:formula="of:=[.B13]*[.C13]*[.D13]/1000000" table:style-name="ce1">
            <text:p>0.32768</text:p>
          </table:table-cell>
          <table:table-cell table:number-columns-repeated="16375"/>
        </table:table-row>
        <table:table-row table:style-name="ro1">
          <table:table-cell/>
          <table:table-cell table:number-columns-repeated="6" table:style-name="ce1"/>
          <table:table-cell office:value-type="float" office:value="1.125E-2" table:style-name="ce1">
            <text:p>0.01125</text:p>
          </table:table-cell>
          <table:table-cell office:value-type="float" office:value="1.3107200000000001" table:formula="of:=[.B11]*[.C11]*[.D11]/1000000" table:style-name="ce1">
            <text:p>1.31072</text:p>
          </table:table-cell>
          <table:table-cell table:number-columns-repeated="16375"/>
        </table:table-row>
        <table:table-row table:style-name="ro1">
          <table:table-cell/>
          <table:table-cell table:number-columns-repeated="6" table:style-name="ce1"/>
          <table:table-cell office:value-type="float" office:value="4.0645000000000001E-2" table:style-name="ce1">
            <text:p>0.040645</text:p>
          </table:table-cell>
          <table:table-cell office:value-type="float" office:value="5.2428800000000004" table:formula="of:=[.B9]*[.C9]*[.D9]/1000000" table:style-name="ce1">
            <text:p>5.24288</text:p>
          </table:table-cell>
          <table:table-cell table:number-columns-repeated="16375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7"/>
          <table:table-cell table:number-columns-repeated="16377" table:style-name="ce1"/>
        </table:table-row>
        <table:table-row table:style-name="ro1">
          <table:table-cell table:number-columns-repeated="7"/>
          <table:table-cell office:value-type="string" table:style-name="ce1">
            <text:p>X =<text:s/></text:p>
          </table:table-cell>
          <table:table-cell office:value-type="float" office:value="1.79968E-2" table:style-name="ce1">
            <text:p>0.0179968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number-columns-repeated="16377" table:style-name="ce1"/>
        </table:table-row>
        <table:table-row table:style-name="ro1">
          <table:table-cell table:number-columns-repeated="7"/>
          <table:table-cell office:value-type="string" table:style-name="ce1">
            <text:p>donc w = 60 et h = 60 avec a = 5</text:p>
          </table:table-cell>
          <table:table-cell table:number-columns-repeated="16376" table:style-name="ce1"/>
        </table:table-row>
        <table:table-row table:style-name="ro1">
          <table:table-cell table:number-columns-repeated="7"/>
          <table:table-cell table:number-columns-repeated="16377" table:style-name="ce1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number:currency-style style:name="N38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8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8P0"/>
    </number:currency-style>
    <style:style style:name="fast" style:family="table-cell" style:data-style-name="N0">
      <style:table-cell-properties style:vertical-align="automatic" fo:background-color="#00AE00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low" style:family="table-cell" style:data-style-name="N0">
      <style:table-cell-properties style:vertical-align="automatic" fo:background-color="#FF0000"/>
      <style:text-properties fo:color="#FFFFF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francis </meta:initial-creator>
    <dc:creator>vincent audet</dc:creator>
    <meta:creation-date>2012-10-10T16:27:31Z</meta:creation-date>
    <dc:date>2017-11-03T19:28:44Z</dc:date>
    <meta:editing-cycles>29</meta:editing-cycles>
    <meta:editing-duration>PT248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3" svg:stroke-width="0.02083in" svg:stroke-color="#ed7d31" svg:stroke-opacity="100%" svg:stroke-linecap="round"/>
    </style:style>
  </office:automatic-styles>
  <office:body>
    <office:chart>
      <chart:chart chart:class="chart:scatter" svg:height="337.8750393700788pt" svg:width="522.0pt" chart:style-name="Crt0">
        <chart:title chart:style-name="CT00">
          <text:p text:style-name="a0" text:class-names="" text:cond-style-name="">Temps de calculs en fonction de la surfac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debit.$I$8:.$I$17" chart:class="chart:scatter" chart:attached-axis="primary-y" chart:style-name="G0S0">
            <chart:domain table:cell-range-address="debit.$H$8:.$H$17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0"/>
          </chart:series>
          <chart:series chart:values-cell-range-address="debit.$H$20:.$H$29" chart:class="chart:scatter" chart:attached-axis="primary-y" chart:style-name="G0S1">
            <chart:domain table:cell-range-address="debit.$I$20:.$I$29"/>
            <chart:regression-curve chart:style-name="T010">
              <chart:equation chart:automatic-content="true" chart:display-equation="true" chart:display-r-square="false" svg:x="252.5941732283464pt" svg:y="220.726220472441pt" chart:style-name="TL01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</office:styles>
</office:document-styles>
</file>